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4f4" officeooo:paragraph-rsid="000624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6T14:09:59.519653912</meta:creation-date>
    <dc:date>2023-04-16T14:10:21.170568442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